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11dcc6" officeooo:paragraph-rsid="0011dcc6"/>
    </style:style>
    <style:style style:name="P2" style:family="paragraph" style:parent-style-name="Preformatted_20_Text">
      <style:text-properties officeooo:paragraph-rsid="0011dcc6"/>
    </style:style>
    <style:style style:name="P3" style:family="paragraph" style:parent-style-name="Preformatted_20_Text">
      <style:text-properties officeooo:rsid="001419e1" officeooo:paragraph-rsid="001419e1"/>
    </style:style>
    <style:style style:name="T1" style:family="text">
      <style:text-properties officeooo:rsid="0011dcc6"/>
    </style:style>
    <style:style style:name="T2" style:family="text">
      <style:text-properties officeooo:rsid="0011e2c9"/>
    </style:style>
    <style:style style:name="T3" style:family="text">
      <style:text-properties officeooo:rsid="00133333"/>
    </style:style>
    <style:style style:name="T4" style:family="text">
      <style:text-properties officeooo:rsid="00135fbc"/>
    </style:style>
    <style:style style:name="T5" style:family="text">
      <style:text-properties officeooo:rsid="001419e1"/>
    </style:style>
    <style:style style:name="T6" style:family="text">
      <style:text-properties officeooo:rsid="0014a8e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English Longbow <text:span text:style-name="T5">info:</text:span></text:p>
      <text:p text:style-name="P1"/>
      <text:p text:style-name="P2"><text:span text:style-name="T1"><text:tab/>The English Longbow is a medieval variant of the longbow used by the English, and Welsh. It was used to great effect during the beginning of the Hundred Years’ War, particularly. </text:span>The earliest longbow known from England <text:span text:style-name="T2">dates to </text:span>2665 BC, <text:span text:style-name="T2">although </text:span>the longbow was dominant <text:span text:style-name="T2">circa</text:span> 1250–1450 AD. A longbow must be long enough to allow its user to <text:span text:style-name="T3">draw </text:span>the string to a point on the face or body, and the length therefore varies with the user; <text:span text:style-name="T4">beyond this, little agreement can be had about the proper size range. Accounts, and estimates give a range anywhere between 3.9ft(1.2m) – 6ft 11in (2.11m).</text:span></text:p>
      <text:p text:style-name="P2"/>
      <text:p text:style-name="P3">what you need:</text:p>
      <text:p text:style-name="P3"/>
      <text:p text:style-name="P3">The preferred material to make the longbow was <text:span text:style-name="T6">yew</text:span>, although <text:span text:style-name="T6">ash</text:span>, <text:span text:style-name="T6">elm </text:span>and other woods were also used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5T17:43:57.927024186</dc:date>
    <meta:editing-duration>PT46M30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4" meta:word-count="129" meta:character-count="733" meta:non-whitespace-character-count="607"/>
  </office:meta>
</office:document-meta>
</file>